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1" calcext:value-type="float">
            <text:p>-23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9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06:22.561065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4T15:16:19.738420514</dc:date>
    <meta:editing-duration>PT4H56M4S</meta:editing-duration>
    <meta:editing-cycles>47</meta:editing-cycles>
    <meta:document-statistic meta:table-count="1" meta:cell-count="11618" meta:object-count="0"/>
  </office:meta>
</office:document-meta>
</file>